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95af1" officeooo:paragraph-rsid="00095af1"/>
    </style:style>
    <style:style style:name="P2" style:family="paragraph" style:parent-style-name="Standard">
      <style:text-properties officeooo:rsid="00095af1" officeooo:paragraph-rsid="00095af1"/>
    </style:style>
    <style:style style:name="P3" style:family="paragraph" style:parent-style-name="Standard">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c558dd18-993a-1e36-a9ab-849be9eea1e4"/>This pairing algorithm is the best of the best. It uses the adjusted cosine algorithm to pair the participants as best as possible. You insert a csv file with data to compare the participants. By using the adjusted cosine algorithm, it can compute the ‘distance’ between pairs using the data in the csv file. The ones with the closest distance is the best. The adjusted cosine algorithm is the cosine similarity algorithm, but using mean-centered vectors instead of the regular ones. Because we are interested in the difference between participants, it uses the absolute value of the outcome. This not only shows which ones are similar, but also ‘how’ similar they are.</text:p>
      <text:p text:style-name="Standard"/>
      <text:p text:style-name="P2">By </text:p>
      <text:p text:style-name="P2">Ricky Sewsingh</text:p>
      <text:p text:style-name="P2">42309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5af1" officeooo:paragraph-rsid="00095af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xercise 1.1.10 Pitch</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 </meta:initial-creator>
    <meta:creation-date>2015-02-17T21:23:04.258910404</meta:creation-date>
    <dc:date>2015-02-17T21:28:31.263042296</dc:date>
    <dc:creator>student </dc:creator>
    <meta:editing-duration>PT1M16S</meta:editing-duration>
    <meta:editing-cycles>4</meta:editing-cycles>
    <meta:generator>LibreOffice/4.2.7.2$Linux_X86_64 LibreOffice_project/420m0$Build-2</meta:generator>
    <meta:document-statistic meta:table-count="0" meta:image-count="0" meta:object-count="0" meta:page-count="1" meta:paragraph-count="5" meta:word-count="119" meta:character-count="714" meta:non-whitespace-character-count="599"/>
  </office:meta>
</office:document-meta>
</file>